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Subtitle"/>
      <text:h text:style-name="Heading_20_1" text:outline-level="1">Story structure</text:h>
      <text:h text:style-name="Heading_20_1" text:outline-level="1"><text:bookmark text:name="sc4"/>ACT 1</text:h>
      <text:section text:style-name="Sect1" text:name="sc4">
        <text:p text:style-name="Text_20_body">The normal life of the protagonist.</text:p>
      </text:section>
      <text:h text:style-name="Heading_20_2" text:outline-level="2"><text:bookmark text:name="sc5"/>Inciting Incident</text:h>
      <text:section text:style-name="Sect1" text:name="sc5">
        <text:p text:style-name="Text_20_body">Also called "catalyst" or "call to adventure". This sets the protagonist in motion.</text:p>
      </text:section>
      <text:h text:style-name="Heading_20_2" text:outline-level="2"><text:bookmark text:name="sc6"/>Plot Point 1</text:h>
      <text:section text:style-name="Sect1" text:name="sc6">
        <text:p text:style-name="Text_20_body">"Point of no return": The protagonist engages with the action the inciting incident has created.</text:p>
      </text:section>
      <text:h text:style-name="Heading_20_1" text:outline-level="1"><text:bookmark text:name="sc7"/>ACT 2</text:h>
      <text:section text:style-name="Sect1" text:name="sc7">
        <text:p text:style-name="Text_20_body">The bright side.</text:p>
        <text:p text:style-name="First_20_line_20_indent">Everything is going well.</text:p>
        <text:h text:style-name="Heading_20_2" text:outline-level="2"><text:soft-page-break/>Intermediate plot point</text:h>
        <text:p text:style-name="Text_20_body">Sidekick appears.</text:p>
      </text:section>
      <text:h text:style-name="Heading_20_2" text:outline-level="2"><text:bookmark text:name="sc8"/>Midpoint</text:h>
      <text:section text:style-name="Sect1" text:name="sc8">
        <text:p text:style-name="Text_20_body">The main turning point. A significant event, changing the development of things from good to bad, or vice versa.</text:p>
        <text:h text:style-name="Heading_20_1" text:outline-level="1">Act 3</text:h>
        <text:p text:style-name="Text_20_body">The dark side</text:p>
        <text:p text:style-name="First_20_line_20_indent">Everything is going worse.</text:p>
      </text:section>
      <text:h text:style-name="Heading_20_2" text:outline-level="2"><text:bookmark text:name="sc9"/>Plot Point 2</text:h>
      <text:section text:style-name="Sect1" text:name="sc9">
        <text:p text:style-name="Text_20_body">The aftermath of the Midpoint crisis. What changes the protagonist from "passenger" to "driver".</text:p>
      </text:section>
      <text:h text:style-name="Heading_20_1" text:outline-level="1"><text:bookmark text:name="sc10"/>ACT 3</text:h>
      <text:section text:style-name="Sect1" text:name="sc10">
        <text:p text:style-name="Text_20_body">Resolution</text:p>
      </text:section>
      <text:h text:style-name="Heading_20_2" text:outline-level="2"><text:bookmark text:name="sc11"/><text:soft-page-break/>Climax</text:h>
      <text:section text:style-name="Sect1" text:name="sc11">
        <text:p text:style-name="Text_20_body">The final moment of the story's conflic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Segoe UI" svg:font-family="'Segoe UI'"/>
    <style:font-face style:name="Courier New" svg:font-family="'Courier New'" style:font-adornments="Standard" style:font-family-generic="modern" style:font-pitch="fixed"/>
    <style:font-face style:name="Courier Prime" svg:font-family="'Courier Prime'" style:font-adornments="Standard" style:font-family-generic="modern" style:font-pitch="fixed"/>
    <style:font-face style:name="Courier Prime Sans" svg:font-family="'Courier Prime Sans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ITC Officina Sans Book" svg:font-family="'ITC Officina Sans Boo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letter-kerning="fals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Prime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/>
    </style:style>
    <style:style style:name="Index" style:family="paragraph" style:parent-style-name="Standard" style:class="index"/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Quotations" style:family="paragraph" style:parent-style-name="Text_20_body" style:class="html" style:master-page-name="">
      <style:paragraph-properties loext:contextual-spacing="false" fo:margin="100%" fo:margin-left="1cm" fo:margin-right="0cm" fo:margin-top="0cm" fo:margin-bottom="0cm" fo:text-indent="0cm" style:auto-text-indent="false" style:page-number="auto"/>
      <style:text-properties style:font-name="Courier Prime Sans"/>
    </style:style>
    <style:style style:name="Chapter_20_beginning" style:display-name="Chapter beginning" style:family="paragraph" style:parent-style-name="Text_20_body" style:next-style-name="First_20_line_20_indent" style:class="text"/>
    <style:style style:name="Epigraph" style:family="paragraph" style:parent-style-name="Quotations" style:next-style-name="Epigraph_20_source" style:class="text"/>
    <style:style style:name="Epigraph_20_source" style:display-name="Epigraph source" style:family="paragraph" style:parent-style-name="Epigraph" style:next-style-name="Text_20_body" style:class="text">
      <style:paragraph-properties fo:margin-top="0cm" fo:margin-bottom="1.461cm" fo:text-align="end" style:justify-single-word="false"/>
      <style:text-properties fo:language="zxx" fo:country="none" fo:font-style="italic"/>
    </style:style>
    <style:style style:name="Section_20_mark" style:display-name="Section mark" style:family="paragraph" style:parent-style-name="Standard" style:next-style-name="Text_20_body" style:class="text">
      <style:text-properties fo:color="#008000" fo:font-size="10pt" fo:language="zxx" fo:country="none"/>
    </style:style>
    <style:style style:name="Heading_20_3_20_invisible" style:display-name="Heading 3 invisible" style:family="paragraph" style:parent-style-name="Heading_20_3" style:class="text">
      <style:paragraph-properties fo:margin-top="0cm" fo:margin-bottom="0cm" fo:line-height="100%"/>
      <style:text-properties text:display="non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loext:contextual-spacing="false"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loext:contextual-spacing="false"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loext:contextual-spacing="false"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loext:contextual-spacing="false"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loext:contextual-spacing="false"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loext:contextual-spacing="false"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loext:contextual-spacing="false"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loext:contextual-spacing="false"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loext:contextual-spacing="false"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loext:contextual-spacing="false"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loext:contextual-spacing="false"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loext:contextual-spacing="false"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loext:contextual-spacing="false"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loext:contextual-spacing="false"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loext:contextual-spacing="false"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loext:contextual-spacing="false"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loext:contextual-spacing="false" fo:margin="100%" fo:margin-left="2.496cm" fo:margin-right="0cm" fo:margin-top="0cm" fo:margin-bottom="0.212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 style:master-page-name="">
      <style:paragraph-properties loext:contextual-spacing="false"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loext:contextual-spacing="false" fo:margin-top="0cm" fo:margin-bottom="0.106cm"/>
    </style:style>
    <style:style style:name="Sender" style:family="paragraph" style:parent-style-name="Standard" style:class="extra">
      <style:paragraph-properties loext:contextual-spacing="false"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loext:contextual-spacing="false"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loext:contextual-spacing="false"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loext:contextual-spacing="false"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loext:contextual-spacing="false"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loext:contextual-spacing="false"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Footnote_20_Symbol" style:display-name="Footnote Symbol" style:family="text"/>
    <style:style style:name="Page_20_Number" style:display-name="Page Number" style:family="text">
      <style:text-properties style:font-name="ITC Officina Sans Book" fo:font-size="7pt" fo:letter-spacing="0.071cm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Courier New" fo:font-size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Citation" style:family="text">
      <style:text-properties fo:font-style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style:font-name-asian="Cumberland" style:font-name-complex="Cumberlan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1T10:40:13Z</meta:creation-date>
    <dc:date>2026-01-16T21:59:49.68</dc:date>
    <meta:editing-duration>PT5M29S</meta:editing-duration>
    <meta:editing-cycles>3</meta:editing-cycles>
    <meta:document-statistic meta:table-count="0" meta:image-count="0" meta:object-count="0" meta:page-count="3" meta:paragraph-count="24" meta:word-count="115" meta:character-count="684"/>
  </office:meta>
</office:document-meta>
</file>